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1" svg:font-family="Monaco, 'Andale Mono', 'Courier New', monospace"/>
    <style:font-face style:name="Monaco" svg:font-family="Monaco, Menlo, Consolas, 'Courier New',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文泉驿正黑" svg:font-family="文泉驿正黑" style:font-family-generic="system" style:font-pitch="variable"/>
  </office:font-face-decls>
  <office:automatic-styles>
    <style:style style:name="P1" style:family="paragraph" style:parent-style-name="Standard">
      <style:paragraph-properties fo:text-align="center" style:justify-single-word="false"/>
      <style:text-properties officeooo:rsid="000c2830" officeooo:paragraph-rsid="000c2830"/>
    </style:style>
    <style:style style:name="P2" style:family="paragraph" style:parent-style-name="Standard">
      <style:paragraph-properties fo:text-align="justify" style:justify-single-word="false"/>
      <style:text-properties officeooo:rsid="000c2830" officeooo:paragraph-rsid="000c2830"/>
    </style:style>
    <style:style style:name="P3" style:family="paragraph" style:parent-style-name="Standard">
      <style:paragraph-properties fo:text-align="justify" style:justify-single-word="false"/>
      <style:text-properties officeooo:paragraph-rsid="000c2830"/>
    </style:style>
    <style:style style:name="P4" style:family="paragraph" style:parent-style-name="Text_20_body">
      <style:paragraph-properties fo:text-align="justify" style:justify-single-word="false"/>
      <style:text-properties fo:font-variant="normal" fo:text-transform="none" fo:color="#404040" style:font-name="Monaco" fo:font-size="9.85000038146973pt" fo:letter-spacing="normal" fo:font-style="normal" fo:font-weight="normal" officeooo:rsid="000c2830" officeooo:paragraph-rsid="000c2830"/>
    </style:style>
    <style:style style:name="P5" style:family="paragraph" style:parent-style-name="Text_20_body" style:list-style-name="L2">
      <style:paragraph-properties fo:margin-left="0cm" fo:margin-right="0cm" fo:margin-top="0cm" fo:margin-bottom="0.268cm" loext:contextual-spacing="false" style:line-height-at-least="0.534cm" fo:orphans="2" fo:widows="2" fo:text-indent="0cm" style:auto-text-indent="false" fo:padding="0cm" fo:border="none"/>
      <style:text-properties fo:font-variant="normal" fo:text-transform="none" fo:color="#404040" style:font-name="Helvetica Neue" fo:font-size="10.6000003814697pt" fo:letter-spacing="normal" fo:font-style="normal" fo:font-weight="normal"/>
    </style:style>
    <style:style style:name="P6" style:family="paragraph" style:parent-style-name="Text_20_body" style:list-style-name="L3">
      <style:paragraph-properties fo:margin-left="0cm" fo:margin-right="0cm" fo:margin-top="0cm" fo:margin-bottom="0.268cm" loext:contextual-spacing="false" style:line-height-at-least="0.534cm" fo:orphans="2" fo:widows="2" fo:text-indent="0cm" style:auto-text-indent="false" fo:padding="0cm" fo:border="none"/>
      <style:text-properties fo:font-variant="normal" fo:text-transform="none" fo:color="#404040" style:font-name="Helvetica Neue" fo:font-size="10.6000003814697pt" fo:letter-spacing="normal" fo:font-style="normal" fo:font-weight="normal"/>
    </style:style>
    <style:style style:name="P7" style:family="paragraph" style:parent-style-name="Text_20_body" style:list-style-name="L4">
      <style:paragraph-properties fo:margin-left="0cm" fo:margin-right="0cm" fo:margin-top="0cm" fo:margin-bottom="0.268cm" loext:contextual-spacing="false" style:line-height-at-least="0.534cm" fo:orphans="2" fo:widows="2" fo:text-indent="0cm" style:auto-text-indent="false" fo:padding="0cm" fo:border="none"/>
      <style:text-properties fo:font-variant="normal" fo:text-transform="none" fo:color="#404040" style:font-name="Helvetica Neue" fo:font-size="10.6000003814697pt" fo:letter-spacing="normal" fo:font-style="normal" fo:font-weight="normal"/>
    </style:style>
    <style:style style:name="P8" style:family="paragraph" style:parent-style-name="Text_20_body" style:list-style-name="L5">
      <style:paragraph-properties fo:margin-left="0cm" fo:margin-right="0cm" fo:margin-top="0cm" fo:margin-bottom="0.268cm" loext:contextual-spacing="false" style:line-height-at-least="0.534cm" fo:orphans="2" fo:widows="2" fo:text-indent="0cm" style:auto-text-indent="false" fo:padding="0cm" fo:border="none"/>
      <style:text-properties fo:font-variant="normal" fo:text-transform="none" fo:color="#404040" style:font-name="Helvetica Neue" fo:font-size="10.6000003814697pt" fo:letter-spacing="normal" fo:font-style="normal" fo:font-weight="normal"/>
    </style:style>
    <style:style style:name="P9" style:family="paragraph" style:parent-style-name="Text_20_body">
      <style:paragraph-properties fo:margin-left="0.187cm" fo:margin-right="0.187cm" fo:margin-top="0cm" fo:margin-bottom="0.268cm" loext:contextual-spacing="false" fo:orphans="2" fo:widows="2" fo:text-indent="0cm" style:auto-text-indent="false"/>
      <style:text-properties fo:font-variant="normal" fo:text-transform="none" fo:color="#333333" style:font-name="Helvetica Neue" fo:font-size="10.6000003814697pt" fo:letter-spacing="normal" fo:font-style="normal" fo:font-weight="normal"/>
    </style:style>
    <style:style style:name="P10" style:family="paragraph" style:parent-style-name="Text_20_body">
      <style:paragraph-properties fo:margin-left="0.187cm" fo:margin-right="0.187cm" fo:margin-top="0cm" fo:margin-bottom="0.268cm" loext:contextual-spacing="false" fo:orphans="2" fo:widows="2" fo:text-indent="0cm" style:auto-text-indent="false"/>
      <style:text-properties fo:font-variant="normal" fo:text-transform="none" fo:color="#333333" style:font-name="Helvetica Neue" fo:font-size="10.6000003814697pt" fo:letter-spacing="normal" fo:font-style="italic" fo:font-weight="normal"/>
    </style:style>
    <style:style style:name="P11" style:family="paragraph" style:parent-style-name="Text_20_body">
      <style:paragraph-properties fo:margin-left="0.187cm" fo:margin-right="0.187cm" fo:margin-top="0cm" fo:margin-bottom="0.268cm" loext:contextual-spacing="false" fo:orphans="2" fo:widows="2" fo:text-indent="0cm" style:auto-text-indent="false"/>
    </style:style>
    <style:style style:name="P12" style:family="paragraph" style:parent-style-name="Text_20_body" style:list-style-name="L2">
      <style:paragraph-properties fo:margin-top="0cm" fo:margin-bottom="0.268cm" loext:contextual-spacing="false" style:line-height-at-least="0.534cm" fo:orphans="2" fo:widows="2" fo:padding="0cm" fo:border="none"/>
      <style:text-properties fo:font-variant="normal" fo:text-transform="none" fo:color="#404040" style:font-name="Helvetica Neue" fo:font-size="10.6000003814697pt" fo:letter-spacing="normal" fo:font-style="normal" fo:font-weight="normal"/>
    </style:style>
    <style:style style:name="P13" style:family="paragraph" style:parent-style-name="Text_20_body" style:list-style-name="L3">
      <style:paragraph-properties fo:margin-top="0cm" fo:margin-bottom="0.268cm" loext:contextual-spacing="false" style:line-height-at-least="0.534cm" fo:orphans="2" fo:widows="2" fo:padding="0cm" fo:border="none"/>
      <style:text-properties fo:font-variant="normal" fo:text-transform="none" fo:color="#404040" style:font-name="Helvetica Neue" fo:font-size="10.6000003814697pt" fo:letter-spacing="normal" fo:font-style="normal" fo:font-weight="normal"/>
    </style:style>
    <style:style style:name="P14" style:family="paragraph" style:parent-style-name="Heading_20_3">
      <style:paragraph-properties fo:margin-left="0cm" fo:margin-right="0cm" fo:margin-top="0.268cm" fo:margin-bottom="0.268cm" loext:contextual-spacing="false" style:line-height-at-least="1.069cm" fo:orphans="2" fo:widows="2" fo:text-indent="0cm" style:auto-text-indent="false"/>
      <style:text-properties fo:font-variant="normal" fo:text-transform="none" fo:color="#333333" style:font-name="inherit" fo:font-size="18.2000007629395pt" fo:letter-spacing="normal" fo:font-style="normal" fo:font-weight="bold"/>
    </style:style>
    <style:style style:name="P15" style:family="paragraph" style:parent-style-name="Heading_20_4">
      <style:paragraph-properties fo:text-align="justify" style:justify-single-word="false"/>
      <style:text-properties fo:font-variant="normal" fo:text-transform="none" fo:color="#333333" style:font-name="Helvetica Neue" fo:font-size="12.8999996185303pt" fo:letter-spacing="normal" fo:font-style="normal" fo:font-weight="bold" officeooo:rsid="000c2830" officeooo:paragraph-rsid="000c2830"/>
    </style:style>
    <style:style style:name="P16" style:family="paragraph" style:parent-style-name="Heading_20_4">
      <style:paragraph-properties fo:margin-left="0cm" fo:margin-right="0cm" fo:margin-top="0.268cm" fo:margin-bottom="0.268cm" loext:contextual-spacing="false" style:line-height-at-least="0.534cm" fo:orphans="2" fo:widows="2" fo:text-indent="0cm" style:auto-text-indent="false"/>
      <style:text-properties fo:font-variant="normal" fo:text-transform="none" fo:color="#333333" style:font-name="inherit" fo:font-size="12.8999996185303pt" fo:letter-spacing="normal" fo:font-style="normal" fo:font-weight="bold"/>
    </style:style>
    <style:style style:name="P17" style:family="paragraph" style:parent-style-name="Preformatted_20_Text">
      <loext:graphic-properties draw:fill="solid" draw:fill-color="#f5f5f5" draw:opacity="100%"/>
      <style:paragraph-properties fo:margin-left="0cm" fo:margin-right="0cm" fo:margin-top="0cm" fo:margin-bottom="0.534cm" loext:contextual-spacing="false" style:line-height-at-least="0.534cm" fo:orphans="2" fo:widows="2" fo:text-indent="0cm" style:auto-text-indent="false" fo:background-color="#f5f5f5" fo:padding="0.053cm" fo:border="0.06pt solid #888888"/>
      <style:text-properties fo:font-variant="normal" fo:text-transform="none" fo:color="#333333" style:font-name="Monaco" fo:font-size="9.85000038146973pt" fo:letter-spacing="normal" fo:font-style="normal" fo:font-weight="normal"/>
    </style:style>
    <style:style style:name="P18" style:family="paragraph" style:parent-style-name="Preformatted_20_Text">
      <loext:graphic-properties draw:fill="solid" draw:fill-color="#f5f5f5" draw:opacity="100%"/>
      <style:paragraph-properties fo:margin-left="0cm" fo:margin-right="0cm" fo:margin-top="0cm" fo:margin-bottom="0.534cm" loext:contextual-spacing="false" style:line-height-at-least="0.534cm" fo:orphans="2" fo:widows="2" fo:text-indent="0cm" style:auto-text-indent="false" fo:background-color="#f5f5f5" fo:padding="0.053cm" fo:border="0.06pt solid #888888"/>
      <style:text-properties fo:font-variant="normal" fo:text-transform="none" fo:color="#333333" fo:letter-spacing="normal"/>
    </style:style>
    <style:style style:name="P19" style:family="paragraph" style:parent-style-name="Preformatted_20_Text">
      <loext:graphic-properties draw:fill="solid" draw:fill-color="#f5f5f5" draw:opacity="100%"/>
      <style:paragraph-properties fo:margin-left="0cm" fo:margin-right="0cm" fo:margin-top="0cm" fo:margin-bottom="0.534cm" loext:contextual-spacing="false" style:line-height-at-least="0.534cm" fo:orphans="2" fo:widows="2" fo:text-indent="0cm" style:auto-text-indent="false" fo:background-color="#f5f5f5" fo:padding="0.053cm" fo:border="0.06pt solid #888888"/>
      <style:text-properties fo:font-variant="normal" fo:text-transform="none" fo:color="#000000" style:font-name="Monaco" fo:font-size="9.85000038146973pt" fo:letter-spacing="normal" fo:font-style="normal" fo:font-weight="normal"/>
    </style:style>
    <style:style style:name="P20" style:family="paragraph" style:parent-style-name="Heading_20_2">
      <style:paragraph-properties fo:text-align="justify" style:justify-single-word="false"/>
      <style:text-properties fo:font-variant="normal" fo:text-transform="none" fo:color="#333333" style:font-name="Helvetica Neue" fo:font-size="23.5pt" fo:letter-spacing="normal" fo:font-style="normal" fo:font-weight="bold" officeooo:paragraph-rsid="000c2830"/>
    </style:style>
    <style:style style:name="T1" style:family="text">
      <style:text-properties fo:color="#000000"/>
    </style:style>
    <style:style style:name="T2" style:family="text">
      <style:text-properties fo:color="#000000" style:font-name="Monaco" fo:font-size="9.85000038146973pt" fo:font-style="normal" fo:font-weight="normal"/>
    </style:style>
    <style:style style:name="T3" style:family="text">
      <style:text-properties fo:color="#000088"/>
    </style:style>
    <style:style style:name="T4" style:family="text">
      <style:text-properties fo:font-variant="normal" fo:text-transform="none" fo:color="#333333" style:font-name="Helvetica Neue" fo:font-size="10.6000003814697pt" fo:letter-spacing="normal" fo:font-style="normal" fo:font-weight="normal"/>
    </style:style>
    <style:style style:name="T5" style:family="text">
      <style:text-properties fo:font-variant="normal" fo:text-transform="none" fo:color="#333333" style:font-name="Helvetica Neue" fo:font-size="10.6000003814697pt" fo:letter-spacing="normal" fo:font-style="normal" fo:font-weight="normal" officeooo:rsid="000c2830"/>
    </style:style>
    <style:style style:name="T6" style:family="text">
      <style:text-properties fo:font-variant="normal" fo:text-transform="none" fo:color="#333333" style:font-name="Helvetica Neue" fo:font-size="10.6000003814697pt" fo:letter-spacing="normal" fo:font-style="normal" fo:font-weight="bold"/>
    </style:style>
    <style:style style:name="T7" style:family="text">
      <style:text-properties fo:font-variant="normal" fo:text-transform="none" fo:color="#333333" style:font-name="Helvetica Neue" fo:font-size="10.6000003814697pt" fo:letter-spacing="normal" fo:font-style="italic" fo:font-weight="normal"/>
    </style:style>
    <style:style style:name="T8" style:family="text">
      <style:text-properties fo:font-variant="normal" fo:text-transform="none" fo:color="#333333" fo:letter-spacing="normal"/>
    </style:style>
    <style:style style:name="T9" style:family="text">
      <style:text-properties fo:font-variant="normal" fo:text-transform="none" fo:color="#333333" fo:letter-spacing="normal" officeooo:rsid="000c2830"/>
    </style:style>
    <style:style style:name="T10" style:family="text">
      <style:text-properties fo:font-variant="normal" fo:text-transform="none" fo:color="#333333" style:font-name="Monaco1" fo:font-size="10.6000003814697pt" fo:letter-spacing="normal" fo:font-style="normal" fo:font-weight="normal" fo:background-color="#fee9cc" loext:char-shading-value="0" loext:padding="0cm" loext:border="none"/>
    </style:style>
    <style:style style:name="T11" style:family="text">
      <style:text-properties fo:font-variant="normal" fo:text-transform="none" fo:color="#0088cc" style:text-line-through-style="none" style:text-line-through-type="none" style:font-name="Helvetica Neue" fo:font-size="10.6000003814697pt" fo:letter-spacing="normal" fo:font-style="normal" style:text-underline-style="none" fo:font-weight="normal" style:text-blinking="false"/>
    </style:style>
    <style:style style:name="T12" style:family="text">
      <style:text-properties fo:font-variant="normal" fo:text-transform="none" fo:color="#0088cc" style:text-line-through-style="none" style:text-line-through-type="none" style:font-name="Helvetica Neue" fo:font-size="10.6000003814697pt" fo:letter-spacing="normal" fo:font-style="normal" style:text-underline-style="none" fo:font-weight="normal" style:text-blinking="false" fo:background-color="#ffffff" loext:char-shading-value="0" loext:padding="0cm" loext:border="none"/>
    </style:style>
    <style:style style:name="T13" style:family="text">
      <style:text-properties fo:font-variant="normal" fo:text-transform="none" fo:color="#0088cc" style:text-line-through-style="none" style:text-line-through-type="none" style:font-name="Helvetica Neue" fo:font-size="10.6000003814697pt" fo:letter-spacing="normal" fo:font-style="normal" style:text-underline-style="none" fo:font-weight="normal" style:text-blinking="false" loext:padding="0cm" loext:border="none"/>
    </style:style>
    <style:style style:name="T14" style:family="text">
      <style:text-properties fo:font-variant="normal" fo:text-transform="none" fo:color="#0088cc" style:text-line-through-style="none" style:text-line-through-type="none" style:font-name="Helvetica Neue" fo:font-size="10.6000003814697pt" fo:letter-spacing="normal" fo:font-style="italic" style:text-underline-style="none" fo:font-weight="normal" style:text-blinking="false" loext:padding="0cm" loext:border="none"/>
    </style:style>
    <style:style style:name="T15" style:family="text">
      <style:text-properties fo:color="#333333" style:font-name="Helvetica Neue" fo:font-size="10.6000003814697pt" fo:letter-spacing="normal" fo:font-style="italic" fo:font-weight="normal"/>
    </style:style>
    <style:style style:name="T16" style:family="text">
      <style:text-properties fo:color="#333333" style:font-name="Helvetica Neue" fo:font-size="10.6000003814697pt" fo:letter-spacing="normal" fo:font-style="italic" fo:font-weight="normal" officeooo:rsid="000c2830"/>
    </style:style>
    <style:style style:name="T17" style:family="text">
      <style:text-properties fo:font-size="10.6000003814697pt" fo:font-weight="normal" officeooo:rsid="000c2830"/>
    </style:style>
    <style:style style:name="T18" style:family="text">
      <style:text-properties fo:font-style="italic"/>
    </style:style>
    <style:style style:name="T19" style:family="text">
      <style:text-properties fo:color="#666600"/>
    </style:style>
    <style:style style:name="T20" style:family="text">
      <style:text-properties fo:color="#666600" style:font-name="Monaco" fo:font-size="9.85000038146973pt" fo:font-style="normal" fo:font-weight="normal"/>
    </style:style>
    <style:style style:name="T21" style:family="text">
      <style:text-properties fo:color="#660066"/>
    </style:style>
    <style:style style:name="T22" style:family="text">
      <style:text-properties fo:color="#660066" style:font-name="Monaco" fo:font-size="9.85000038146973pt" fo:font-style="normal" fo:font-weight="normal"/>
    </style:style>
    <style:style style:name="T23" style:family="text">
      <style:text-properties fo:color="#006666"/>
    </style:style>
    <style:style style:name="T24" style:family="text">
      <style:text-properties fo:color="#006666" style:font-name="Monaco" fo:font-size="9.85000038146973pt" fo:font-style="normal" fo:font-weight="normal"/>
    </style:style>
    <style:style style:name="T25" style:family="text">
      <style:text-properties fo:color="#008800"/>
    </style:style>
    <style:style style:name="T26" style:family="text">
      <style:text-properties fo:font-weight="bold"/>
    </style:style>
    <text:list-style style:name="L1">
      <text:list-level-style-number text:level="1" text:style-name="Numbering_20_Symbols" style:num-suffix="." style:num-format="1">
        <style:list-level-properties text:space-before="0.66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1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1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ven笔记</text:p>
      <text:h text:style-name="P20" text:outline-level="2"><text:span text:style-name="T17">Maven in 5 Minutes</text:span></text:h>
      <text:h text:style-name="P14" text:outline-level="3"><text:bookmark text:name="Prerequisites"/>Prerequisites</text:h>
      <text:p text:style-name="P9">You must have an understanding of how to install software on your computer. If you do not know how to do this, please ask someone at your office, school, etc or pay someone to explain this to you. The Maven mailing lists are not the best place to ask for this advice.</text:p>
      <text:h text:style-name="P14" text:outline-level="3"><text:bookmark text:name="Installation"/>Installation</text:h>
      <text:p text:style-name="P11"><text:span text:style-name="T7">Maven is a Java tool, so you must have </text:span><text:a xlink:type="simple" xlink:href="http://www.oracle.com/technetwork/java/javase/downloads/index.html" text:style-name="Internet_20_link" text:visited-style-name="Visited_20_Internet_20_Link"><text:span text:style-name="T14">Java</text:span></text:a><text:span text:style-name="T7"> installed in order to proceed.</text:span></text:p>
      <text:p text:style-name="P11"><text:span text:style-name="T4">First, </text:span><text:a xlink:type="simple" xlink:href="https://maven.apache.org/download.html" text:style-name="Internet_20_link" text:visited-style-name="Visited_20_Internet_20_Link"><text:span text:style-name="T11">download Maven</text:span></text:a><text:span text:style-name="T4"> and follow the </text:span><text:a xlink:type="simple" xlink:href="https://maven.apache.org/download.html#Installation" text:style-name="Internet_20_link" text:visited-style-name="Visited_20_Internet_20_Link"><text:span text:style-name="T11">installation instructions</text:span></text:a><text:span text:style-name="T4">. After that, type the following in a terminal or in a command prompt:</text:span></text:p>
      <text:p text:style-name="P17"><text:span text:style-name="T1">mvn </text:span><text:span text:style-name="T19">--</text:span><text:span text:style-name="T1">version</text:span></text:p>
      <text:p text:style-name="P9">It should print out your installed version of Maven, for example:</text:p>
      <text:p text:style-name="P17"><text:span text:style-name="T21">Apache</text:span><text:span text:style-name="T1"> </text:span><text:span text:style-name="T21">Maven</text:span><text:span text:style-name="T1"> </text:span><text:span text:style-name="T23">3.0</text:span><text:span text:style-name="T19">.</text:span><text:span text:style-name="T23">5</text:span><text:span text:style-name="T1"> </text:span><text:span text:style-name="T19">(</text:span><text:span text:style-name="T1">r01de14724cdef164cd33c7c8c2fe155faf9602da</text:span><text:span text:style-name="T19">;</text:span><text:span text:style-name="T1"> </text:span><text:span text:style-name="T23">2013</text:span><text:span text:style-name="T19">-</text:span><text:span text:style-name="T23">02</text:span><text:span text:style-name="T19">-</text:span><text:span text:style-name="T23">19</text:span><text:span text:style-name="T1"> </text:span><text:span text:style-name="T23">14</text:span><text:span text:style-name="T19">:</text:span><text:span text:style-name="T23">51</text:span><text:span text:style-name="T19">:</text:span><text:span text:style-name="T23">28</text:span><text:span text:style-name="T19">+</text:span><text:span text:style-name="T23">0100</text:span><text:span text:style-name="T19">)</text:span><text:span text:style-name="T21">Maven</text:span><text:span text:style-name="T1"> home</text:span><text:span text:style-name="T19">:</text:span><text:span text:style-name="T1"> D</text:span><text:span text:style-name="T19">:</text:span><text:span text:style-name="T1">\apache</text:span><text:span text:style-name="T19">-</text:span><text:span text:style-name="T1">maven</text:span><text:span text:style-name="T19">-</text:span><text:span text:style-name="T23">3.0</text:span><text:span text:style-name="T19">.</text:span><text:span text:style-name="T23">5</text:span><text:span text:style-name="T1">\b</text:span><text:span text:style-name="T3">in</text:span><text:span text:style-name="T1">\.</text:span><text:span text:style-name="T19">.</text:span><text:span text:style-name="T21">Java</text:span><text:span text:style-name="T1"> version</text:span><text:span text:style-name="T19">:</text:span><text:span text:style-name="T1"> </text:span><text:span text:style-name="T23">1.6</text:span><text:span text:style-name="T19">.</text:span><text:span text:style-name="T23">0_25</text:span><text:span text:style-name="T19">,</text:span><text:span text:style-name="T1"> vendor</text:span><text:span text:style-name="T19">:</text:span><text:span text:style-name="T1"> </text:span><text:span text:style-name="T21">Sun</text:span><text:span text:style-name="T1"> </text:span><text:span text:style-name="T21">Microsystems</text:span><text:span text:style-name="T1"> </text:span><text:span text:style-name="T21">Inc</text:span><text:span text:style-name="T19">.</text:span><text:span text:style-name="T21">Java</text:span><text:span text:style-name="T1"> home</text:span><text:span text:style-name="T19">:</text:span><text:span text:style-name="T1"> C</text:span><text:span text:style-name="T19">:</text:span><text:span text:style-name="T1">\Program </text:span><text:span text:style-name="T21">Files</text:span><text:span text:style-name="T1">\Java\jdk1</text:span><text:span text:style-name="T19">.</text:span><text:span text:style-name="T23">6.0</text:span><text:span text:style-name="T1">_25\jre</text:span><text:span text:style-name="T21">Default</text:span><text:span text:style-name="T1"> locale</text:span><text:span text:style-name="T19">:</text:span><text:span text:style-name="T1"> nl_NL</text:span><text:span text:style-name="T19">,</text:span><text:span text:style-name="T1"> platform encoding</text:span><text:span text:style-name="T19">:</text:span><text:span text:style-name="T1"> </text:span><text:span text:style-name="T21">Cp1252</text:span><text:span text:style-name="T1">OS name</text:span><text:span text:style-name="T19">:</text:span><text:span text:style-name="T1"> </text:span><text:span text:style-name="T25">"windows 7"</text:span><text:span text:style-name="T19">,</text:span><text:span text:style-name="T1"> version</text:span><text:span text:style-name="T19">:</text:span><text:span text:style-name="T1"> </text:span><text:span text:style-name="T25">"6.1"</text:span><text:span text:style-name="T19">,</text:span><text:span text:style-name="T1"> arch</text:span><text:span text:style-name="T19">:</text:span><text:span text:style-name="T1"> </text:span><text:span text:style-name="T25">"amd64"</text:span><text:span text:style-name="T19">,</text:span><text:span text:style-name="T1"> family</text:span><text:span text:style-name="T19">:</text:span><text:span text:style-name="T1"> </text:span><text:span text:style-name="T25">"windows"</text:span></text:p>
      <text:p text:style-name="P11"><text:span text:style-name="T4">Depending upon your network setup, you may require extra configuration. Check out the </text:span><text:a xlink:type="simple" xlink:href="https://maven.apache.org/guides/mini/guide-configuring-maven.html" text:style-name="Internet_20_link" text:visited-style-name="Visited_20_Internet_20_Link"><text:span text:style-name="T11">Guide to Configuring Maven</text:span></text:a><text:span text:style-name="T4"> if necessary.</text:span></text:p>
      <text:p text:style-name="P11"><text:span text:style-name="T6">If you are using Windows, you should look at</text:span><text:span text:style-name="T4"> </text:span><text:a xlink:type="simple" xlink:href="https://maven.apache.org/guides/getting-started/windows-prerequisites.html" text:style-name="Internet_20_link" text:visited-style-name="Visited_20_Internet_20_Link"><text:span text:style-name="T11">Windows Prerequisites</text:span></text:a><text:span text:style-name="T4"> </text:span><text:span text:style-name="T6">to ensure that you are prepared to use Maven on Windows.</text:span></text:p>
      <text:h text:style-name="P14" text:outline-level="3"><text:bookmark text:name="Creating_a_Project"/>Creating a Project</text:h>
      <text:p text:style-name="P9">You will need somewhere for your project to reside, create a directory somewhere and start a shell in that directory. On your command line, execute the following Maven goal:</text:p>
      <text:p text:style-name="P17"><text:span text:style-name="T1">mvn archetype</text:span><text:span text:style-name="T19">:</text:span><text:span text:style-name="T1">generate </text:span><text:span text:style-name="T19">-</text:span><text:span text:style-name="T21">DgroupId</text:span><text:span text:style-name="T19">=</text:span><text:span text:style-name="T1">com</text:span><text:span text:style-name="T19">.</text:span><text:span text:style-name="T1">mycompany</text:span><text:span text:style-name="T19">.</text:span><text:span text:style-name="T1">app </text:span><text:span text:style-name="T19">-</text:span><text:span text:style-name="T21">DartifactId</text:span><text:span text:style-name="T19">=</text:span><text:span text:style-name="T3">my</text:span><text:span text:style-name="T19">-</text:span><text:span text:style-name="T1">app </text:span><text:span text:style-name="T19">-</text:span><text:span text:style-name="T21">DarchetypeArtifactId</text:span><text:span text:style-name="T19">=</text:span><text:span text:style-name="T1">maven</text:span><text:span text:style-name="T19">-</text:span><text:span text:style-name="T1">archetype</text:span><text:span text:style-name="T19">-</text:span><text:span text:style-name="T1">quickstart </text:span><text:span text:style-name="T19">-</text:span><text:span text:style-name="T21">DinteractiveMode</text:span><text:span text:style-name="T19">=</text:span><text:span text:style-name="T3">false</text:span></text:p>
      <text:p text:style-name="P10">If you have just installed Maven, it may take a while on the first run. This is because Maven is downloading the most recent artifacts (plugin jars and other files) into your local repository. You may also need to execute the command a couple of times before it succeeds. This is because the remote server may time out before your downloads are complete. Don't worry, there are ways to fix that.</text:p>
      <text:p text:style-name="P9">You will notice that the <text:span text:style-name="T18">generate</text:span> goal created a directory with the same name given as the artifactId. Change into that directory.</text:p>
      <text:p text:style-name="P17"><text:soft-page-break/><text:span text:style-name="T1">cd </text:span><text:span text:style-name="T3">my</text:span><text:span text:style-name="T19">-</text:span><text:span text:style-name="T1">app</text:span></text:p>
      <text:p text:style-name="P11"><text:span text:style-name="T4">Under this directory you will notice the following </text:span><text:a xlink:type="simple" xlink:href="https://maven.apache.org/guides/introduction/introduction-to-the-standard-directory-layout.html" text:style-name="Internet_20_link" text:visited-style-name="Visited_20_Internet_20_Link"><text:span text:style-name="T11">standard project structure</text:span></text:a><text:span text:style-name="T4">.</text:span></text:p>
      <text:p text:style-name="P17"><text:span text:style-name="T3">my</text:span><text:span text:style-name="T19">-</text:span><text:span text:style-name="T1">app</text:span><text:span text:style-name="T19">|--</text:span><text:span text:style-name="T1"> pom</text:span><text:span text:style-name="T19">.</text:span><text:span text:style-name="T1">xml</text:span><text:span text:style-name="T25">`-- src <text:s text:c="3"/>|-- main <text:s text:c="3"/>| <text:s text:c="2"/>`</text:span><text:span text:style-name="T19">--</text:span><text:span text:style-name="T1"> java <text:s text:c="3"/></text:span><text:span text:style-name="T19">|</text:span><text:span text:style-name="T1"> <text:s text:c="6"/></text:span><text:span text:style-name="T25">`-- com <text:s text:c="3"/>| <text:s text:c="10"/>`</text:span><text:span text:style-name="T19">--</text:span><text:span text:style-name="T1"> mycompany <text:s text:c="3"/></text:span><text:span text:style-name="T19">|</text:span><text:span text:style-name="T1"> <text:s text:c="14"/></text:span><text:span text:style-name="T25">`-- app <text:s text:c="3"/>| <text:s text:c="18"/>`</text:span><text:span text:style-name="T19">--</text:span><text:span text:style-name="T1"> </text:span><text:span text:style-name="T21">App</text:span><text:span text:style-name="T19">.</text:span><text:span text:style-name="T1">java <text:s text:c="3"/></text:span><text:span text:style-name="T25">`-- test <text:s text:c="7"/>`</text:span><text:span text:style-name="T19">--</text:span><text:span text:style-name="T1"> java <text:s text:c="11"/></text:span><text:span text:style-name="T25">`-- com <text:s text:c="15"/>`</text:span><text:span text:style-name="T19">--</text:span><text:span text:style-name="T1"> mycompany <text:s text:c="19"/></text:span><text:span text:style-name="T25">`-- app <text:s text:c="23"/>`</text:span><text:span text:style-name="T19">--</text:span><text:span text:style-name="T1"> </text:span><text:span text:style-name="T21">AppTest</text:span><text:span text:style-name="T19">.</text:span><text:span text:style-name="T1">java</text:span></text:p>
      <text:p text:style-name="P11"><text:span text:style-name="T4">The </text:span><text:span text:style-name="Teletype"><text:span text:style-name="T10">src/main/java</text:span></text:span><text:span text:style-name="T4"> directory contains the project source code, the </text:span><text:span text:style-name="Teletype"><text:span text:style-name="T10">src/test/java</text:span></text:span><text:span text:style-name="T4"> directory contains the test source, and the </text:span><text:span text:style-name="Teletype"><text:span text:style-name="T10">pom.xml</text:span></text:span><text:span text:style-name="T4"> file is the project's Project Object Model, or POM.</text:span></text:p>
      <text:h text:style-name="P16" text:outline-level="4"><text:bookmark text:name="The_POM"/>The POM</text:h>
      <text:p text:style-name="P11"><text:span text:style-name="T4">The </text:span><text:span text:style-name="Teletype"><text:span text:style-name="T10">pom.xml</text:span></text:span><text:span text:style-name="T4"> file is the core of a project's configuration in Maven. It is a single configuration file that contains the majority of information required to build a project in just the way you want. The POM is huge and can be daunting in its complexity, but it is not necessary to understand all of the intricacies just yet to use it effectively. This project's POM is:</text:span></text:p>
      <text:p text:style-name="P17"><text:span text:style-name="T3">&lt;project</text:span><text:span text:style-name="T1"> </text:span><text:span text:style-name="T21">xmlns</text:span><text:span text:style-name="T19">=</text:span><text:span text:style-name="T25">"http://maven.apache.org/POM/4.0.0"</text:span><text:span text:style-name="T1"> </text:span><text:span text:style-name="T21">xmlns:xsi</text:span><text:span text:style-name="T19">=</text:span><text:span text:style-name="T25">"http://www.w3.org/2001/XMLSchema-instance"</text:span><text:span text:style-name="T1"> <text:s/></text:span><text:span text:style-name="T21">xsi:schemaLocation</text:span><text:span text:style-name="T19">=</text:span><text:span text:style-name="T25">"http://maven.apache.org/POM/4.0.0 http://maven.apache.org/xsd/maven-4.0.0.xsd"</text:span><text:span text:style-name="T3">&gt;</text:span><text:span text:style-name="T1"> <text:s/></text:span><text:span text:style-name="T3">&lt;modelVersion&gt;</text:span><text:span text:style-name="T1">4.0.0</text:span><text:span text:style-name="T3">&lt;/modelVersion&gt;</text:span><text:span text:style-name="T1">  <text:s/></text:span><text:span text:style-name="T3">&lt;groupId&gt;</text:span><text:span text:style-name="T1">com.mycompany.app</text:span><text:span text:style-name="T3">&lt;/groupId&gt;</text:span><text:span text:style-name="T1"> <text:s/></text:span><text:span text:style-name="T3">&lt;artifactId&gt;</text:span><text:span text:style-name="T1">my-app</text:span><text:span text:style-name="T3">&lt;/artifactId&gt;</text:span><text:span text:style-name="T1"> <text:s/></text:span><text:span text:style-name="T3">&lt;version&gt;</text:span><text:span text:style-name="T1">1.0-SNAPSHOT</text:span><text:span text:style-name="T3">&lt;/version&gt;</text:span><text:span text:style-name="T1"> <text:s/></text:span><text:span text:style-name="T3">&lt;packaging&gt;</text:span><text:span text:style-name="T1">jar</text:span><text:span text:style-name="T3">&lt;/packaging&gt;</text:span><text:span text:style-name="T1">  <text:s/></text:span><text:span text:style-name="T3">&lt;name&gt;</text:span><text:span text:style-name="T1">Maven Quick Start Archetype</text:span><text:span text:style-name="T3">&lt;/name&gt;</text:span><text:span text:style-name="T1"> <text:s/></text:span><text:span text:style-name="T3">&lt;url&gt;</text:span><text:span text:style-name="T1">http://maven.apache.org</text:span><text:span text:style-name="T3">&lt;/url&gt;</text:span><text:span text:style-name="T1">  <text:s/></text:span><text:span text:style-name="T3">&lt;dependencies&gt;</text:span><text:span text:style-name="T1"> <text:s text:c="3"/></text:span><text:span text:style-name="T3">&lt;dependency&gt;</text:span><text:span text:style-name="T1"> <text:s text:c="5"/></text:span><text:span text:style-name="T3">&lt;groupId&gt;</text:span><text:span text:style-name="T1">junit</text:span><text:span text:style-name="T3">&lt;/groupId&gt;</text:span><text:span text:style-name="T1"> <text:s text:c="5"/></text:span><text:span text:style-name="T3">&lt;artifactId&gt;</text:span><text:span text:style-name="T1">junit</text:span><text:span text:style-name="T3">&lt;/artifactId&gt;</text:span><text:span text:style-name="T1"> <text:s text:c="5"/></text:span><text:span text:style-name="T3">&lt;version&gt;</text:span><text:span text:style-name="T1">4.8.2</text:span><text:span text:style-name="T3">&lt;/version&gt;</text:span><text:span text:style-name="T1"> <text:s text:c="5"/></text:span><text:span text:style-name="T3">&lt;scope&gt;</text:span><text:span text:style-name="T1">test</text:span><text:span text:style-name="T3">&lt;/scope&gt;</text:span><text:span text:style-name="T1"> <text:s text:c="3"/></text:span><text:span text:style-name="T3">&lt;/dependency&gt;</text:span><text:span text:style-name="T1"> <text:s/></text:span><text:span text:style-name="T3">&lt;/dependencies&gt;&lt;/project&gt;</text:span></text:p>
      <text:h text:style-name="P16" text:outline-level="4"><text:bookmark text:name="What_did_I_just_do.3F"/>What did I just do?</text:h>
      <text:p text:style-name="P11"><text:span text:style-name="T4">You executed the Maven goal </text:span><text:span text:style-name="T7">archetype:generate</text:span><text:span text:style-name="T4">, and passed in various parameters to that goal. The prefix </text:span><text:span text:style-name="T7">archetype</text:span><text:span text:style-name="T4"> is the </text:span><text:a xlink:type="simple" xlink:href="https://maven.apache.org/plugins/index.html" text:style-name="Internet_20_link" text:visited-style-name="Visited_20_Internet_20_Link"><text:span text:style-name="T11">plugin</text:span></text:a><text:span text:style-name="T4"> that contains the goal. If you are familiar with </text:span><text:a xlink:type="simple" xlink:href="http://ant.apache.org/" text:style-name="Internet_20_link" text:visited-style-name="Visited_20_Internet_20_Link"><text:span text:style-name="T13">Ant</text:span></text:a><text:span text:style-name="T4">, you may conceive of this as similar to a task. This goal created a simple project based upon an archetype. Suffice it to say for now that a </text:span><text:span text:style-name="T7">plugin</text:span><text:span text:style-name="T4"> is a collection of </text:span><text:span text:style-name="T7">goals</text:span><text:span text:style-name="T4"> with a general common purpose. For example the jboss-maven-plugin, whose purpose is "deal with various jboss items".</text:span></text:p>
      <text:h text:style-name="P16" text:outline-level="4"><text:bookmark text:name="Build_the_Project"/>Build the Project</text:h>
      <text:p text:style-name="P17"><text:span text:style-name="T1">mvn </text:span><text:span text:style-name="T3">package</text:span></text:p>
      <text:p text:style-name="P9">The command line will print out various actions, and end with the following:</text:p>
      <text:p text:style-name="P18"><text:span text:style-name="T1"><text:s/></text:span><text:span text:style-name="T20">...[</text:span><text:span text:style-name="T2">INFO</text:span><text:span text:style-name="T20">]</text:span><text:span text:style-name="T2"> </text:span><text:span text:style-name="T20">------------------------------------------------------------------------[</text:span><text:span text:style-name="T2">INFO</text:span><text:span text:style-name="T20">]</text:span><text:span text:style-name="T2"> BUILD SUCCESSFUL</text:span><text:span text:style-name="T20">[</text:span><text:span text:style-name="T2">INFO</text:span><text:span text:style-name="T20">]</text:span><text:span text:style-name="T2"> </text:span><text:span text:style-name="T20">------------------------------------------------------------------------[</text:span><text:span text:style-name="T2">INFO</text:span><text:span text:style-name="T20">]</text:span><text:span text:style-name="T2"> </text:span><text:span text:style-name="T22">Total</text:span><text:span text:style-name="T2"> time</text:span><text:span text:style-name="T20">:</text:span><text:span text:style-name="T2"> </text:span><text:span text:style-name="T24">2</text:span><text:span text:style-name="T2"> seconds</text:span><text:span text:style-name="T20">[</text:span><text:span text:style-name="T2">INFO</text:span><text:span text:style-name="T20">]</text:span><text:span text:style-name="T2"> </text:span><text:span text:style-name="T22">Finished</text:span><text:span text:style-name="T2"> at</text:span><text:span text:style-name="T20">:</text:span><text:span text:style-name="T2"> </text:span><text:span text:style-name="T22">Thu</text:span><text:span text:style-name="T2"> </text:span><text:span text:style-name="T22">Jul</text:span><text:span text:style-name="T2"> </text:span><text:span text:style-name="T24">07</text:span><text:span text:style-name="T2"> </text:span><text:span text:style-name="T24">21</text:span><text:span text:style-name="T20">:</text:span><text:span text:style-name="T24">34</text:span><text:span text:style-name="T20">:</text:span><text:span text:style-name="T24">52</text:span><text:span text:style-name="T2"> CEST </text:span><text:span text:style-name="T24">2011</text:span><text:span text:style-name="T20">[</text:span><text:span text:style-name="T2">INFO</text:span><text:span text:style-name="T20">]</text:span><text:span text:style-name="T2"> </text:span><text:span text:style-name="T22">Final</text:span><text:span text:style-name="T2"> </text:span><text:span text:style-name="T22">Memory</text:span><text:span text:style-name="T20">:</text:span><text:span text:style-name="T2"> </text:span><text:span text:style-name="T24">3M</text:span><text:span text:style-name="T20">/</text:span><text:span text:style-name="T24">6M</text:span><text:span text:style-name="T20">[</text:span><text:span text:style-name="T2">INFO</text:span><text:span text:style-name="T20">]</text:span><text:span text:style-name="T2"> </text:span><text:span text:style-name="T20">------------------------------------------------------------------------</text:span></text:p>
      <text:p text:style-name="P11"><text:soft-page-break/><text:span text:style-name="T4">Unlike the first command executed (</text:span><text:span text:style-name="T7">archetype:generate</text:span><text:span text:style-name="T4">) you may notice the second is simply a single word - </text:span><text:span text:style-name="T7">package</text:span><text:span text:style-name="T4">. Rather than a goal, this is a </text:span><text:span text:style-name="T7">phase</text:span><text:span text:style-name="T4">. A phase is a step in the </text:span><text:a xlink:type="simple" xlink:href="https://maven.apache.org/guides/introduction/introduction-to-the-lifecycle.html" text:style-name="Internet_20_link" text:visited-style-name="Visited_20_Internet_20_Link"><text:span text:style-name="T11">build lifecycle</text:span></text:a><text:span text:style-name="T4">, which is an ordered sequence of phases. When a phase is given, Maven will execute every phase in the sequence up to and including the one defined. For example, if we execute the </text:span><text:span text:style-name="T7">compile</text:span><text:span text:style-name="T4"> phase, the phases that actually get executed are:</text:span></text:p>
      <text:list xml:id="list4813805236217571668" text:style-name="L2">
        <text:list-item>
          <text:p text:style-name="P5">validate</text:p>
        </text:list-item>
        <text:list-item>
          <text:p text:style-name="P12">generate-sources</text:p>
        </text:list-item>
        <text:list-item>
          <text:p text:style-name="P12">process-sources</text:p>
        </text:list-item>
        <text:list-item>
          <text:p text:style-name="P12">generate-resources</text:p>
        </text:list-item>
        <text:list-item>
          <text:p text:style-name="P12">process-resources</text:p>
        </text:list-item>
        <text:list-item>
          <text:p text:style-name="P12">compile</text:p>
        </text:list-item>
      </text:list>
      <text:p text:style-name="P9">You may test the newly compiled and packaged JAR with the following command:</text:p>
      <text:p text:style-name="P17"><text:span text:style-name="T1">java </text:span><text:span text:style-name="T19">-</text:span><text:span text:style-name="T1">cp target</text:span><text:span text:style-name="T19">/</text:span><text:span text:style-name="T3">my</text:span><text:span text:style-name="T19">-</text:span><text:span text:style-name="T1">app</text:span><text:span text:style-name="T19">-</text:span><text:span text:style-name="T23">1.0</text:span><text:span text:style-name="T19">-</text:span><text:span text:style-name="T1">SNAPSHOT</text:span><text:span text:style-name="T19">.</text:span><text:span text:style-name="T1">jar com</text:span><text:span text:style-name="T19">.</text:span><text:span text:style-name="T1">mycompany</text:span><text:span text:style-name="T19">.</text:span><text:span text:style-name="T1">app</text:span><text:span text:style-name="T19">.</text:span><text:span text:style-name="T21">App</text:span></text:p>
      <text:p text:style-name="P9">Which will print the quintessential:</text:p>
      <text:p text:style-name="P17"><text:span text:style-name="T21">Hello</text:span><text:span text:style-name="T1"> </text:span><text:span text:style-name="T21">World</text:span><text:span text:style-name="T19">!</text:span></text:p>
      <text:h text:style-name="P14" text:outline-level="3"><text:bookmark text:name="Running_Maven_Tools"/>Running Maven Tools</text:h>
      <text:h text:style-name="P16" text:outline-level="4"><text:bookmark text:name="Maven_Phases"/>Maven Phases</text:h>
      <text:p text:style-name="P9">Although hardly a comprehensive list, these are the most common <text:span text:style-name="T18">default</text:span> lifecycle phases executed.</text:p>
      <text:list xml:id="list4966930908635217705" text:style-name="L3">
        <text:list-item>
          <text:p text:style-name="P6"><text:span text:style-name="T26">validate</text:span>: validate the project is correct and all necessary information is available</text:p>
        </text:list-item>
        <text:list-item>
          <text:p text:style-name="P13"><text:span text:style-name="T26">compile</text:span>: compile the source code of the project</text:p>
        </text:list-item>
        <text:list-item>
          <text:p text:style-name="P13"><text:span text:style-name="T26">test</text:span>: test the compiled source code using a suitable unit testing framework. These tests should not require the code be packaged or deployed</text:p>
        </text:list-item>
        <text:list-item>
          <text:p text:style-name="P13"><text:span text:style-name="T26">package</text:span>: take the compiled code and package it in its distributable format, such as a JAR.</text:p>
        </text:list-item>
        <text:list-item>
          <text:p text:style-name="P13"><text:span text:style-name="T26">integration-test</text:span>: process and deploy the package if necessary into an environment where integration tests can be run</text:p>
        </text:list-item>
        <text:list-item>
          <text:p text:style-name="P13"><text:span text:style-name="T26">verify</text:span>: run any checks to verify the package is valid and meets quality criteria</text:p>
        </text:list-item>
        <text:list-item>
          <text:p text:style-name="P13"><text:span text:style-name="T26">install</text:span>: install the package into the local repository, for use as a dependency in other projects locally</text:p>
        </text:list-item>
        <text:list-item>
          <text:p text:style-name="P13"><text:span text:style-name="T26">deploy</text:span>: done in an integration or release environment, copies the final package to the remote repository for sharing with other developers and projects.</text:p>
        </text:list-item>
      </text:list>
      <text:p text:style-name="P9">There are two other Maven lifecycles of note beyond the <text:span text:style-name="T18">default</text:span> list above. They are</text:p>
      <text:list xml:id="list6605919377751298740" text:style-name="L4">
        <text:list-item>
          <text:p text:style-name="P7"><text:soft-page-break/><text:span text:style-name="T26">clean</text:span>: cleans up artifacts created by prior builds</text:p>
        </text:list-item>
      </text:list>
      <text:list xml:id="list2344818382308361204" text:style-name="L5">
        <text:list-item>
          <text:p text:style-name="P8"><text:span text:style-name="T26">site</text:span>: generates site documentation for this project</text:p>
        </text:list-item>
      </text:list>
      <text:p text:style-name="P9">Phases are actually mapped to underlying goals. The specific goals executed per phase is dependant upon the packaging type of the project. For example, <text:span text:style-name="T18">package</text:span> executes <text:span text:style-name="T18">jar:jar</text:span> if the project type is a JAR, and <text:span text:style-name="T18">war:war</text:span> if the project type is - you guessed it - a WAR.</text:p>
      <text:p text:style-name="P9">An interesting thing to note is that phases and goals may be executed in sequence.</text:p>
      <text:p text:style-name="P17"><text:span text:style-name="T1">mvn clean dependency</text:span><text:span text:style-name="T19">:</text:span><text:span text:style-name="T1">copy</text:span><text:span text:style-name="T19">-</text:span><text:span text:style-name="T1">dependencies </text:span><text:span text:style-name="T3">package</text:span></text:p>
      <text:p text:style-name="P9">This command will clean the project, copy dependencies, and package the project (executing all phases up to <text:span text:style-name="T18">package</text:span>, of course).</text:p>
      <text:h text:style-name="P16" text:outline-level="4"><text:bookmark text:name="Generating_the_Site"/>Generating the Site</text:h>
      <text:p text:style-name="P19">mvn site</text:p>
      <text:p text:style-name="P11"><text:span text:style-name="T4">This phase generates a site based upon information on the project's pom. You can look at the documentation generated under </text:span><text:span text:style-name="Teletype"><text:span text:style-name="T10">target/site</text:span></text:span><text:span text:style-name="T4">.</text:span></text:p>
      <text:h text:style-name="P14" text:outline-level="3"><text:bookmark text:name="Conclusion"/>Conclusion</text:h>
      <text:p text:style-name="P11"><text:span text:style-name="T4">We hope this quick overview has piqued your interest in the versatility of Maven. Note that this is a very truncated quick-start guide. Now you are ready for more comprehensive details concerning the actions you have just performed. Check out the </text:span><text:a xlink:type="simple" xlink:href="https://maven.apache.org/guides/getting-started/index.html" text:style-name="Internet_20_link" text:visited-style-name="Visited_20_Internet_20_Link"><text:span text:style-name="T11">Maven Getting Started Guide</text:span></text:a><text:span text:style-name="T4">.</text:span></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1" svg:font-family="Monaco, 'Andale Mono', 'Courier New', monospace"/>
    <style:font-face style:name="Monaco" svg:font-family="Monaco, Menlo, Consolas, 'Courier New',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正黑" style:font-size-asian="10.5pt" style:language-asian="zh" style:country-asian="CN" style:font-name-complex="文泉驿正黑"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文泉驿正黑"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正黑" style:font-family-asian="文泉驿正黑" style:font-family-generic-asian="system" style:font-pitch-asian="variable" style:font-size-asian="14pt" style:font-name-complex="文泉驿正黑" style:font-family-complex="文泉驿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文泉驿正黑" style:font-family-asian="文泉驿正黑" style:font-family-generic-asian="system" style:font-pitch-asian="variable" style:font-size-asian="12pt" style:font-weight-asian="bold" style:font-name-complex="文泉驿正黑" style:font-family-complex="文泉驿正黑"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文泉驿正黑" style:font-family-asian="文泉驿正黑" style:font-family-generic-asian="system" style:font-pitch-asian="variable" style:font-size-asian="18pt" style:font-weight-asian="bold" style:font-name-complex="文泉驿正黑" style:font-family-complex="文泉驿正黑"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文泉驿正黑" style:font-family-asian="文泉驿正黑" style:font-family-generic-asian="system" style:font-pitch-asian="variable" style:font-size-asian="14pt" style:font-weight-asian="bold" style:font-name-complex="文泉驿正黑" style:font-family-complex="文泉驿正黑"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1:15:38.556997012</meta:creation-date>
    <dc:date>2018-06-16T11:36:29.440639854</dc:date>
    <meta:editing-duration>PT10M9S</meta:editing-duration>
    <meta:editing-cycles>1</meta:editing-cycles>
    <meta:document-statistic meta:table-count="0" meta:image-count="0" meta:object-count="0" meta:page-count="4" meta:paragraph-count="64" meta:word-count="1066" meta:character-count="7436" meta:non-whitespace-character-count="6269"/>
    <meta:generator>LibreOffice/5.2.7.2$Linux_ARM_EABI LibreOffice_project/20m0$Build-2</meta:generator>
  </office:meta>
</office:document-meta>
</file>